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7e10" officeooo:paragraph-rsid="00157e10"/>
    </style:style>
    <style:style style:name="P2" style:family="paragraph" style:parent-style-name="Standard">
      <style:text-properties officeooo:rsid="00145e9e" officeooo:paragraph-rsid="00145e9e"/>
    </style:style>
    <style:style style:name="P3" style:family="paragraph" style:parent-style-name="Standard">
      <style:text-properties officeooo:rsid="00145e9e" officeooo:paragraph-rsid="00145e9e"/>
    </style:style>
    <style:style style:name="P4" style:family="paragraph" style:parent-style-name="Standard">
      <style:text-properties officeooo:rsid="000b763c" officeooo:paragraph-rsid="000b763c"/>
    </style:style>
    <style:style style:name="T1" style:family="text">
      <style:text-properties officeooo:rsid="000b763c"/>
    </style:style>
    <style:style style:name="T2" style:family="text">
      <style:text-properties officeooo:rsid="000c46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thsisfun</text:span> offers an extremely simple environment for the user to play a game of <text:span text:style-name="T1">connect 4</text:span>. There are no distractions from the game itself – a <text:span text:style-name="T1">helpful feature for a thinking turn-based game</text:span>. Information about the game is presented in a clear and minimalist way, <text:span text:style-name="T1">a basic design of the “board” along with text representing who’s move it is. However, some users may be turned off due to how bland the design is, it may not match the design standards that some other (more modern) implementations have. Also, there was no option for online multiplayer.</text:span></text:p>
      <text:p text:style-name="P2"/>
      <text:p text:style-name="P1"><text:span text:style-name="T1">Connect 4 on papergames.io </text:span>ha<text:span text:style-name="T1">s</text:span> a pleasant <text:span text:style-name="T1">and modern-looking design.</text:span> <text:span text:style-name="T1">It is clear where everything is, and starting an online game is super simple. It seems like the developers focused a lot on the online aspect of the game, since it also includes a leaderboard and live tournaments. Thanks to this, a fan of connect 4 that is looking for a website to play the game in the long-term would probably choose this site over the rest. However, papergames.io did not have a clear option to play against an AI, which might turn off users who are just looking for one quick bot game and then leave.</text:span></text:p>
      <text:p text:style-name="P1"/>
      <text:p text:style-name="P4">Connect 4 on GirlsGoGames was not such a pleasant experience from the very beginning. The website is so cluttered that it was difficult to find the game in the first place. Before even being able to launch their game, <text:span text:style-name="T2">too many ads started to fill the page, which were not only a chore to close, but they also at times started to mess up the dimensions and the aspect ratio of the main game itself. However, the actual flash game itself was great. Just like the others, the necessary information (who’s move it is etc.) was present, and the game “board” represented a real connect 4 “board” which added a nice feel to the game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3:03:41.145953779</meta:creation-date>
    <dc:date>2020-01-07T23:28:32.157894781</dc:date>
    <meta:editing-duration>PT4M51S</meta:editing-duration>
    <meta:editing-cycles>2</meta:editing-cycles>
    <meta:generator>LibreOffice/6.0.7.3$Linux_X86_64 LibreOffice_project/00m0$Build-3</meta:generator>
    <meta:document-statistic meta:table-count="0" meta:image-count="0" meta:object-count="0" meta:page-count="1" meta:paragraph-count="3" meta:word-count="316" meta:character-count="1767" meta:non-whitespace-character-count="1453"/>
  </office:meta>
</office:document-meta>
</file>